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55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74.88mm"/>
    </style:style>
    <style:style style:name="co6" style:family="table-column">
      <style:table-column-properties fo:break-before="auto" style:column-width="29.95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217.7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99"/>
    <style:style style:name="ce4" style:family="table-cell" style:parent-style-name="Default">
      <style:text-properties style:use-window-font-color="true" fo:font-style="normal" style:font-style-asian="normal" style:font-style-complex="normal"/>
    </style:style>
    <style:style style:name="ce5" style:family="table-cell" style:parent-style-name="Default">
      <style:text-properties style:font-name="Liberation Sans" style:font-name-asian="WenQuanYi Micro Hei" style:font-name-complex="FreeSans"/>
    </style:style>
    <style:style style:name="ce6" style:family="table-cell" style:parent-style-name="Default">
      <style:text-properties style:font-name="Liberation Sans" fo:language="it" fo:country="IT" style:font-name-asian="WenQuanYi Micro Hei" style:font-name-complex="FreeSans"/>
    </style:style>
    <style:style style:name="ce7" style:family="table-cell" style:parent-style-name="Default">
      <style:text-properties fo:color="#ff0000"/>
    </style:style>
  </office:automatic-styles>
  <office:body>
    <office:spreadsheet>
      <table:table table:name="Semplice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Progetto PR2 2015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tricola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Nom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utore1</text:p>
          </table:table-cell>
          <table:table-cell office:value-type="float" office:value="47022" calcext:value-type="float">
            <text:p>47022</text:p>
          </table:table-cell>
          <table:table-cell office:value-type="string" calcext:value-type="string">
            <text:p>Nurchi</text:p>
          </table:table-cell>
          <table:table-cell office:value-type="string" calcext:value-type="string">
            <text:p>Fabrizi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utore2</text:p>
          </table:table-cell>
          <table:table-cell office:value-type="float" office:value="65046" calcext:value-type="float">
            <text:p>65046</text:p>
          </table:table-cell>
          <table:table-cell office:value-type="string" calcext:value-type="string">
            <text:p>Nuvoli</text:p>
          </table:table-cell>
          <table:table-cell office:value-type="string" calcext:value-type="string">
            <text:p>Antonio</text:p>
          </table:table-cell>
          <table:table-cell/>
          <table:table-cell office:value-type="string" calcext:value-type="string">
            <text:p>CTRL+Shift+F9 ricalcola formu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re3</text:p>
          </table:table-cell>
          <table:table-cell office:value-type="float" office:value="65063" calcext:value-type="float">
            <text:p>65063</text:p>
          </table:table-cell>
          <table:table-cell office:value-type="string" calcext:value-type="string">
            <text:p>Pani</text:p>
          </table:table-cell>
          <table:table-cell office:value-type="string" calcext:value-type="string">
            <text:p>Omar</text:p>
          </table:table-cell>
          <table:table-cell/>
          <table:table-cell office:value-type="string" calcext:value-type="string">
            <text:p>CTRL+Shift+Invio inserisce formula arr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mplice</text:p>
          </table:table-cell>
          <table:table-cell office:value-type="string" calcext:value-type="string">
            <text:p>GRAD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plessa</text:p>
          </table:table-cell>
          <table:table-cell office:value-type="string" calcext:value-type="string">
            <text:p>MATR. TRASP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ustom</text:p>
          </table:table-cell>
          <table:table-cell table:style-name="ce4" office:value-type="string" calcext:value-type="string">
            <text:p>EVERYWHEREWIKI</text:p>
          </table:table-cell>
          <table:table-cell table:number-columns-repeated="6"/>
        </table:table-row>
        <table:table-row table:style-name="ro3">
          <table:table-cell table:number-columns-repeated="9"/>
        </table:table-row>
        <table:table-row table:style-name="ro1">
          <table:table-cell table:number-columns-repeated="9"/>
        </table:table-row>
        <table:table-row table:style-name="ro3">
          <table:table-cell/>
          <table:table-cell office:value-type="string" calcext:value-type="string">
            <text:p>Classpath</text:p>
          </table:table-cell>
          <table:table-cell table:formula="of:=INFO.OBBA.OBBA.OBADDJAR(&quot;build/progetto2015.jar&quot;;1)" office:value-type="string" office:string-value="/home/omar/Scrivania/PROGETTO/build/progetto2015.jar" calcext:value-type="string">
            <text:p>/home/omar/Scrivania/PROGETTO/build/progetto2015.jar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unzione GRADI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3">
          <table:table-cell/>
          <table:table-cell office:value-type="string" calcext:value-type="string">
            <text:p>par1</text:p>
          </table:table-cell>
          <table:table-cell office:value-type="string" calcext:value-type="string">
            <text:p>oggetto</text:p>
          </table:table-cell>
          <table:table-cell office:value-type="string" calcext:value-type="string">
            <text:p>chiamata</text:p>
          </table:table-cell>
          <table:table-cell office:value-type="string" calcext:value-type="string">
            <text:p>risultato</text:p>
          </table:table-cell>
          <table:table-cell office:value-type="string" calcext:value-type="string">
            <text:p>risultato funzione default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float" office:value="5" calcext:value-type="float">
            <text:p>5</text:p>
          </table:table-cell>
          <table:table-cell table:formula="of:=INFO.OBBA.OBBA.OBMAKE(&quot;oggetto1&quot;;&quot;it.unica.pr2.progetto2015.g47022_65046_65063.Semplice&quot;)" office:value-type="string" office:string-value="oggetto1 &#10;[3365]" calcext:value-type="string">
            <text:p>oggetto1 </text:p>
            <text:p>[3365]</text:p>
          </table:table-cell>
          <table:table-cell table:style-name="ce5" table:formula="of:=INFO.OBBA.OBBA.OBCALL(&quot;result1&quot;;[.C18];&quot;execute&quot;;INFO.OBBA.OBBA.OBMAKE(&quot;b&quot;;&quot;Double&quot;;[.B18]))" office:value-type="string" office:string-value="result1 &#10;[3371]" calcext:value-type="string">
            <text:p>result1 </text:p>
            <text:p>[3371]</text:p>
          </table:table-cell>
          <table:table-cell table:formula="of:=INFO.OBBA.OBBA.OBGET([.D18])" office:value-type="float" office:value="286.478897565412" calcext:value-type="float">
            <text:p>286,4788975654</text:p>
          </table:table-cell>
          <table:table-cell table:formula="of:=DEGREES([.B18])" office:value-type="float" office:value="286.478897565412" calcext:value-type="float">
            <text:p>286,4788975654</text:p>
          </table:table-cell>
          <table:table-cell table:number-columns-repeated="2"/>
          <table:table-cell table:style-name="ce3"/>
        </table:table-row>
        <table:table-row table:style-name="ro4">
          <table:table-cell/>
          <table:table-cell table:style-name="ce2" office:value-type="float" office:value="6" calcext:value-type="float">
            <text:p>6</text:p>
          </table:table-cell>
          <table:table-cell table:style-name="ce5" table:formula="of:=INFO.OBBA.OBBA.OBMAKE(&quot;oggetto2&quot;;&quot;it.unica.pr2.progetto2015.g47022_65046_65063.Semplice&quot;)" office:value-type="string" office:string-value="oggetto2 &#10;[3366]" calcext:value-type="string">
            <text:p>oggetto2 </text:p>
            <text:p>[3366]</text:p>
          </table:table-cell>
          <table:table-cell table:style-name="ce6" table:formula="of:=INFO.OBBA.OBBA.OBCALL(&quot;result2&quot;;[.C19];&quot;execute&quot;;INFO.OBBA.OBBA.OBMAKE(&quot;b&quot;;&quot;Double&quot;;[.B19]))" office:value-type="string" office:string-value="result2 &#10;[3373]" calcext:value-type="string">
            <text:p>result2 </text:p>
            <text:p>[3373]</text:p>
          </table:table-cell>
          <table:table-cell table:style-name="ce5" table:formula="of:=INFO.OBBA.OBBA.OBGET([.D19])" office:value-type="float" office:value="343.774677078494" calcext:value-type="float">
            <text:p>343,7746770785</text:p>
          </table:table-cell>
          <table:table-cell table:formula="of:=DEGREES([.B19])" office:value-type="float" office:value="343.774677078494" calcext:value-type="float">
            <text:p>343,7746770785</text:p>
          </table:table-cell>
          <table:table-cell table:number-columns-repeated="2"/>
          <table:table-cell table:style-name="ce3"/>
        </table:table-row>
        <table:table-row table:style-name="ro4">
          <table:table-cell/>
          <table:table-cell table:style-name="ce2" office:value-type="float" office:value="10" calcext:value-type="float">
            <text:p>10</text:p>
          </table:table-cell>
          <table:table-cell table:style-name="ce5" table:formula="of:=INFO.OBBA.OBBA.OBMAKE(&quot;oggetto3&quot;;&quot;it.unica.pr2.progetto2015.g47022_65046_65063.Semplice&quot;)" office:value-type="string" office:string-value="oggetto3 &#10;[3367]" calcext:value-type="string">
            <text:p>oggetto3 </text:p>
            <text:p>[3367]</text:p>
          </table:table-cell>
          <table:table-cell table:style-name="ce5" table:formula="of:=INFO.OBBA.OBBA.OBCALL(&quot;result3&quot;;[.C20];&quot;execute&quot;;INFO.OBBA.OBBA.OBMAKE(&quot;b&quot;;&quot;Double&quot;;[.B20]))" office:value-type="string" office:string-value="result3 &#10;[3375]" calcext:value-type="string">
            <text:p>result3 </text:p>
            <text:p>[3375]</text:p>
          </table:table-cell>
          <table:table-cell table:formula="of:=INFO.OBBA.OBBA.OBGET([.D20])" office:value-type="float" office:value="572.957795130823" calcext:value-type="float">
            <text:p>572,9577951308</text:p>
          </table:table-cell>
          <table:table-cell table:formula="of:=DEGREES([.B20])" office:value-type="float" office:value="572.957795130823" calcext:value-type="float">
            <text:p>572,9577951308</text:p>
          </table:table-cell>
          <table:table-cell table:number-columns-repeated="2"/>
          <table:table-cell table:style-name="ce3"/>
        </table:table-row>
        <table:table-row table:style-name="ro4">
          <table:table-cell/>
          <table:table-cell table:style-name="ce2" office:value-type="float" office:value="50" calcext:value-type="float">
            <text:p>50</text:p>
          </table:table-cell>
          <table:table-cell table:style-name="ce5" table:formula="of:=INFO.OBBA.OBBA.OBMAKE(&quot;oggetto4&quot;;&quot;it.unica.pr2.progetto2015.g47022_65046_65063.Semplice&quot;)" office:value-type="string" office:string-value="oggetto4 &#10;[3368]" calcext:value-type="string">
            <text:p>oggetto4 </text:p>
            <text:p>[3368]</text:p>
          </table:table-cell>
          <table:table-cell table:formula="of:=INFO.OBBA.OBBA.OBCALL(&quot;result4&quot;;[.C21];&quot;execute&quot;;INFO.OBBA.OBBA.OBMAKE(&quot;b&quot;;&quot;Double&quot;;[.B21]))" office:value-type="string" office:string-value="result4 &#10;[3377]" calcext:value-type="string">
            <text:p>result4 </text:p>
            <text:p>[3377]</text:p>
          </table:table-cell>
          <table:table-cell table:style-name="ce5" table:formula="of:=INFO.OBBA.OBBA.OBGET([.D21])" office:value-type="float" office:value="2864.78897565412" calcext:value-type="float">
            <text:p>2864,7889756541</text:p>
          </table:table-cell>
          <table:table-cell table:formula="of:=DEGREES([.B21])" office:value-type="float" office:value="2864.78897565412" calcext:value-type="float">
            <text:p>2864,7889756541</text:p>
          </table:table-cell>
          <table:table-cell table:number-columns-repeated="2"/>
          <table:table-cell table:style-name="ce3"/>
        </table:table-row>
        <table:table-row table:style-name="ro4">
          <table:table-cell/>
          <table:table-cell table:style-name="ce2" office:value-type="float" office:value="100" calcext:value-type="float">
            <text:p>100</text:p>
          </table:table-cell>
          <table:table-cell table:style-name="ce5" table:formula="of:=INFO.OBBA.OBBA.OBMAKE(&quot;oggetto5&quot;;&quot;it.unica.pr2.progetto2015.g47022_65046_65063.Semplice&quot;)" office:value-type="string" office:string-value="oggetto5 &#10;[3369]" calcext:value-type="string">
            <text:p>oggetto5 </text:p>
            <text:p>[3369]</text:p>
          </table:table-cell>
          <table:table-cell table:style-name="ce5" table:formula="of:=INFO.OBBA.OBBA.OBCALL(&quot;result5&quot;;[.C22];&quot;execute&quot;;INFO.OBBA.OBBA.OBMAKE(&quot;b&quot;;&quot;Double&quot;;[.B22]))" office:value-type="string" office:string-value="result5 &#10;[3379]" calcext:value-type="string">
            <text:p>result5 </text:p>
            <text:p>[3379]</text:p>
          </table:table-cell>
          <table:table-cell table:style-name="ce5" table:formula="of:=INFO.OBBA.OBBA.OBGET([.D22])" office:value-type="float" office:value="5729.57795130823" calcext:value-type="float">
            <text:p>5729,5779513082</text:p>
          </table:table-cell>
          <table:table-cell table:formula="of:=DEGREES([.B22])" office:value-type="float" office:value="5729.57795130823" calcext:value-type="float">
            <text:p>5729,5779513082</text:p>
          </table:table-cell>
          <table:table-cell table:number-columns-repeated="2"/>
          <table:table-cell table:style-name="ce3"/>
        </table:table-row>
        <table:table-row table:style-name="ro3">
          <table:table-cell/>
          <table:table-cell table:style-name="ce2"/>
          <table:table-cell table:style-name="ce5"/>
          <table:table-cell table:number-columns-repeated="3"/>
          <table:table-cell table:style-name="ce3"/>
          <table:table-cell/>
          <table:table-cell table:style-name="ce3"/>
        </table:table-row>
        <table:table-row table:style-name="ro3">
          <table:table-cell table:number-columns-repeated="6"/>
          <table:table-cell table:style-name="ce3"/>
          <table:table-cell/>
          <table:table-cell table:style-name="ce3"/>
        </table:table-row>
        <table:table-row table:style-name="ro3">
          <table:table-cell/>
          <table:table-cell table:style-name="ce3"/>
          <table:table-cell table:number-columns-repeated="4"/>
          <table:table-cell table:style-name="ce3"/>
          <table:table-cell/>
          <table:table-cell table:style-name="ce3"/>
        </table:table-row>
        <table:table-row table:style-name="ro1">
          <table:table-cell table:number-columns-repeated="9"/>
        </table:table-row>
        <table:table-row table:style-name="ro1" table:number-rows-repeated="7">
          <table:table-cell/>
          <table:table-cell table:style-name="ce3"/>
          <table:table-cell table:number-columns-repeated="4"/>
          <table:table-cell table:style-name="ce3"/>
          <table:table-cell/>
          <table:table-cell table:style-name="ce3"/>
        </table:table-row>
        <table:table-row table:style-name="ro1">
          <table:table-cell/>
          <table:table-cell table:style-name="ce3"/>
          <table:table-cell table:number-columns-repeated="4"/>
          <table:table-cell table:style-name="ce3"/>
          <table:table-cell/>
          <table:table-cell table:style-name="ce3"/>
        </table:table-row>
      </table:table>
      <table:table table:name="Complessa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Funzione MATR.TRASPOSTA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3">
          <table:table-cell/>
          <table:table-cell table:style-name="ce5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3">
          <table:table-cell/>
          <table:table-cell office:value-type="string" calcext:value-type="string">
            <text:p>Funzione nostra</text:p>
          </table:table-cell>
          <table:table-cell table:number-columns-repeated="4"/>
          <table:table-cell office:value-type="string" calcext:value-type="string">
            <text:p>Funzione default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4">
          <table:table-cell/>
          <table:table-cell office:value-type="string" calcext:value-type="string">
            <text:p>Oggetto</text:p>
          </table:table-cell>
          <table:table-cell table:formula="of:=INFO.OBBA.OBBA.OBMAKE(&quot;oggetto1&quot;;&quot;it.unica.pr2.progetto2015.g47022_65046_65063.Complessa&quot;)" office:value-type="string" office:string-value="oggetto1 &#10;[3400]" calcext:value-type="string">
            <text:p>oggetto1 </text:p>
            <text:p>[3400]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Risultato</text:p>
          </table:table-cell>
          <table:table-cell table:formula="of:=INFO.OBBA.OBBA.OBCALL(&quot;result1&quot;;[.C15];&quot;execute&quot;;INFO.OBBA.OBBA.OBMAKE(&quot;fad&quot;;&quot;Integer[][]&quot;;[.B6:.D8]))" office:value-type="string" office:string-value="result1 &#10;[3404]" calcext:value-type="string">
            <text:p>result1 </text:p>
            <text:p>[3404]</text:p>
          </table:table-cell>
          <table:table-cell table:number-columns-repeated="6"/>
        </table:table-row>
        <table:table-row table:style-name="ro3">
          <table:table-cell table:number-columns-repeated="9"/>
        </table:table-row>
        <table:table-row table:style-name="ro3">
          <table:table-cell/>
          <table:table-cell office:value-type="string" calcext:value-type="string">
            <text:p>Matrice</text:p>
          </table:table-cell>
          <table:table-cell table:number-matrix-columns-spanned="3" table:number-matrix-rows-spanned="3" table:formula="of:=INFO.OBBA.OBBA.OBGET([.C16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TRANSPOSE([.B6:.D8])" office:value-type="float" office:value="1" calcext:value-type="float">
            <text:p>1</text:p>
          </table:table-cell>
          <table:table-cell/>
          <table:table-cell office:value-type="string" calcext:value-type="string">
            <text:p>La funzione di default sembra non funzionare</text:p>
          </table:table-cell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</table:table>
      <table:table table:name="Custom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Funzione EVERYWHEREWIKI</text:p>
          </table:table-cell>
          <table:table-cell table:number-columns-repeated="4"/>
        </table:table-row>
        <table:table-row table:style-name="ro3">
          <table:table-cell/>
          <table:table-cell table:style-name="ce7"/>
          <table:table-cell table:number-columns-repeated="4"/>
        </table:table-row>
        <table:table-row table:style-name="ro3" table:number-rows-repeated="4">
          <table:table-cell table:number-columns-repeated="6"/>
        </table:table-row>
        <table:table-row table:style-name="ro3">
          <table:table-cell/>
          <table:table-cell office:value-type="string" calcext:value-type="string">
            <text:p>par1</text:p>
          </table:table-cell>
          <table:table-cell office:value-type="string" calcext:value-type="string">
            <text:p>par2</text:p>
          </table:table-cell>
          <table:table-cell office:value-type="string" calcext:value-type="string">
            <text:p>oggetto</text:p>
          </table:table-cell>
          <table:table-cell office:value-type="string" calcext:value-type="string">
            <text:p>chiamata</text:p>
          </table:table-cell>
          <table:table-cell office:value-type="string" calcext:value-type="string">
            <text:p>risultato</text:p>
          </table:table-cell>
        </table:table-row>
        <table:table-row table:style-name="ro5">
          <table:table-cell/>
          <table:table-cell office:value-type="string" calcext:value-type="string">
            <text:p><text:a xlink:href="https://it.wikipedia.org/wiki/Client" xlink:type="simple">https://it.wikipedia.org/wiki/Client</text:a></text:p>
          </table:table-cell>
          <table:table-cell/>
          <table:table-cell table:style-name="ce5" table:formula="of:=INFO.OBBA.OBBA.OBMAKE(&quot;oggetto1&quot;;&quot;it.unica.pr2.progetto2015.g47022_65046_65063.Custom&quot;)" office:value-type="string" office:string-value="oggetto1 &#10;[3383]" calcext:value-type="string">
            <text:p>oggetto1 </text:p>
            <text:p>[3383]</text:p>
          </table:table-cell>
          <table:table-cell table:formula="of:=INFO.OBBA.OBBA.OBCALL(&quot;result1&quot;;[.D10];&quot;execute&quot;;INFO.OBBA.OBBA.OBMAKE(&quot;b&quot;;&quot;String&quot;;[.B10]))" office:value-type="string" office:string-value="" calcext:value-type="error">
            <text:p>#VALORE!</text:p>
          </table:table-cell>
          <table:table-cell table:formula="of:=INFO.OBBA.OBBA.OBGET([.E10])" office:value-type="string" office:string-value="" calcext:value-type="error">
            <text:p>#VALORE!</text:p>
          </table:table-cell>
        </table:table-row>
        <table:table-row table:style-name="ro5">
          <table:table-cell/>
          <table:table-cell office:value-type="string" calcext:value-type="string">
            <text:p>Applet</text:p>
          </table:table-cell>
          <table:table-cell office:value-type="string" calcext:value-type="string">
            <text:p>it</text:p>
          </table:table-cell>
          <table:table-cell table:style-name="ce5" table:formula="of:=INFO.OBBA.OBBA.OBMAKE(&quot;oggetto2&quot;;&quot;it.unica.pr2.progetto2015.g47022_65046_65063.Custom&quot;)" office:value-type="string" office:string-value="oggetto2 &#10;[3384]" calcext:value-type="string">
            <text:p>oggetto2 </text:p>
            <text:p>[3384]</text:p>
          </table:table-cell>
          <table:table-cell table:formula="of:=INFO.OBBA.OBBA.OBCALL(&quot;result2&quot;;[.D11];&quot;execute&quot;;INFO.OBBA.OBBA.OBMAKE(&quot;b&quot;;&quot;String&quot;;[.B11]);INFO.OBBA.OBBA.OBMAKE(&quot;c&quot;;&quot;String&quot;;[.C11]))" office:value-type="string" office:string-value="" calcext:value-type="error">
            <text:p>#VALORE!</text:p>
          </table:table-cell>
          <table:table-cell table:formula="of:=INFO.OBBA.OBBA.OBGET([.E11])" office:value-type="string" office:string-value="" calcext:value-type="error">
            <text:p>#VALORE!</text:p>
          </table:table-cell>
        </table:table-row>
        <table:table-row table:style-name="ro4">
          <table:table-cell/>
          <table:table-cell office:value-type="string" calcext:value-type="string">
            <text:p>Sabrina Ferilli</text:p>
          </table:table-cell>
          <table:table-cell office:value-type="string" calcext:value-type="string">
            <text:p>es</text:p>
          </table:table-cell>
          <table:table-cell table:style-name="ce5" table:formula="of:=INFO.OBBA.OBBA.OBMAKE(&quot;oggetto3&quot;;&quot;it.unica.pr2.progetto2015.g47022_65046_65063.Custom&quot;)" office:value-type="string" office:string-value="oggetto3 &#10;[3385]" calcext:value-type="string">
            <text:p>oggetto3 </text:p>
            <text:p>[3385]</text:p>
          </table:table-cell>
          <table:table-cell table:style-name="ce5" table:formula="of:=INFO.OBBA.OBBA.OBCALL(&quot;result2&quot;;[.D12];&quot;execute&quot;;INFO.OBBA.OBBA.OBMAKE(&quot;b&quot;;&quot;String&quot;;[.B12]);INFO.OBBA.OBBA.OBMAKE(&quot;c&quot;;&quot;String&quot;;[.C12]))" office:value-type="string" office:string-value="" calcext:value-type="error">
            <text:p>#VALORE!</text:p>
          </table:table-cell>
          <table:table-cell table:formula="of:=INFO.OBBA.OBBA.OBGET([.E12])" office:value-type="string" office:string-value="" calcext:value-type="error">
            <text:p>#VALORE!</text:p>
          </table:table-cell>
        </table:table-row>
        <table:table-row table:style-name="ro4">
          <table:table-cell/>
          <table:table-cell office:value-type="string" calcext:value-type="string">
            <text:p>lampadina</text:p>
          </table:table-cell>
          <table:table-cell office:value-type="string" calcext:value-type="string">
            <text:p>en</text:p>
          </table:table-cell>
          <table:table-cell table:style-name="ce5" table:formula="of:=INFO.OBBA.OBBA.OBMAKE(&quot;oggetto4&quot;;&quot;it.unica.pr2.progetto2015.g47022_65046_65063.Custom&quot;)" office:value-type="string" office:string-value="oggetto4 &#10;[3386]" calcext:value-type="string">
            <text:p>oggetto4 </text:p>
            <text:p>[3386]</text:p>
          </table:table-cell>
          <table:table-cell table:style-name="ce5" table:formula="of:=INFO.OBBA.OBBA.OBCALL(&quot;result2&quot;;[.D13];&quot;execute&quot;;INFO.OBBA.OBBA.OBMAKE(&quot;b&quot;;&quot;String&quot;;[.B13]);INFO.OBBA.OBBA.OBMAKE(&quot;c&quot;;&quot;String&quot;;[.C13]))" office:value-type="string" office:string-value="" calcext:value-type="error">
            <text:p>#VALORE!</text:p>
          </table:table-cell>
          <table:table-cell table:formula="of:=INFO.OBBA.OBBA.OBGET([.E13])" office:value-type="string" office:string-value="" calcext:value-type="error">
            <text:p>#VALORE!</text:p>
          </table:table-cell>
        </table:table-row>
        <table:table-row table:style-name="ro4">
          <table:table-cell/>
          <table:table-cell office:value-type="string" calcext:value-type="string">
            <text:p>Carta</text:p>
          </table:table-cell>
          <table:table-cell office:value-type="string" calcext:value-type="string">
            <text:p>zz</text:p>
          </table:table-cell>
          <table:table-cell table:style-name="ce5" table:formula="of:=INFO.OBBA.OBBA.OBMAKE(&quot;oggetto5&quot;;&quot;it.unica.pr2.progetto2015.g47022_65046_65063.Custom&quot;)" office:value-type="string" office:string-value="oggetto5 &#10;[3387]" calcext:value-type="string">
            <text:p>oggetto5 </text:p>
            <text:p>[3387]</text:p>
          </table:table-cell>
          <table:table-cell table:style-name="ce5" table:formula="of:=INFO.OBBA.OBBA.OBCALL(&quot;result4&quot;;[.D14];&quot;execute&quot;;INFO.OBBA.OBBA.OBMAKE(&quot;b&quot;;&quot;String&quot;;[.B14]);INFO.OBBA.OBBA.OBMAKE(&quot;c&quot;;&quot;String&quot;;[.C14]))" office:value-type="string" office:string-value="" calcext:value-type="error">
            <text:p>#VALORE!</text:p>
          </table:table-cell>
          <table:table-cell table:formula="of:=INFO.OBBA.OBBA.OBGET([.E14])" office:value-type="string" office:string-value="" calcext:value-type="error">
            <text:p>#VALORE!</text:p>
          </table:table-cell>
        </table:table-row>
        <table:table-row table:style-name="ro4">
          <table:table-cell/>
          <table:table-cell office:value-type="string" calcext:value-type="string">
            <text:p>Aasffodododod</text:p>
          </table:table-cell>
          <table:table-cell office:value-type="string" calcext:value-type="string">
            <text:p>en</text:p>
          </table:table-cell>
          <table:table-cell table:style-name="ce5" table:formula="of:=INFO.OBBA.OBBA.OBMAKE(&quot;oggetto6&quot;;&quot;it.unica.pr2.progetto2015.g47022_65046_65063.Custom&quot;)" office:value-type="string" office:string-value="oggetto6 &#10;[3388]" calcext:value-type="string">
            <text:p>oggetto6 </text:p>
            <text:p>[3388]</text:p>
          </table:table-cell>
          <table:table-cell table:style-name="ce5" table:formula="of:=INFO.OBBA.OBBA.OBCALL(&quot;result5&quot;;[.D15];&quot;execute&quot;;INFO.OBBA.OBBA.OBMAKE(&quot;b&quot;;&quot;String&quot;;[.B15]);INFO.OBBA.OBBA.OBMAKE(&quot;c&quot;;&quot;String&quot;;[.C15]))" office:value-type="string" office:string-value="" calcext:value-type="error">
            <text:p>#VALORE!</text:p>
          </table:table-cell>
          <table:table-cell table:formula="of:=INFO.OBBA.OBBA.OBGET([.E15])" office:value-type="string" office:string-value="" calcext:value-type="error">
            <text:p>#VALORE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 style:data-style-name="N2" text:time-value="11:14:52.054689629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0:48:03.008474217</meta:creation-date>
    <dc:date>2015-06-25T11:15:50.337584491</dc:date>
    <meta:editing-duration>PT2H59M46S</meta:editing-duration>
    <meta:editing-cycles>42</meta:editing-cycles>
    <meta:generator>LibreOffice/4.4.3.2$Linux_X86_64 LibreOffice_project/40m0$Build-2</meta:generator>
    <meta:document-statistic meta:table-count="3" meta:cell-count="120" meta:object-count="0"/>
  </office:meta>
</office:document-meta>
</file>